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2">
      <number:month number:style="long"/>
      <number:text>-</number:text>
      <number:day number:style="long"/>
    </number:date-style>
    <style:style style:name="ce9" style:family="table-cell" style:parent-style-name="Default">
      <style:table-cell-properties fo:background-color="#069a2e" style:vertical-align="middle"/>
      <style:text-properties fo:color="#ffffd7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50"/>
    <style:style style:name="ce12" style:family="table-cell" style:parent-style-name="Default" style:data-style-name="N36">
      <style:table-cell-properties fo:background-color="#069a2e" style:text-align-source="fix" style:repeat-content="false"/>
      <style:paragraph-properties fo:text-align="center" fo:margin-left="0pt"/>
      <style:text-properties fo:color="#ffff38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69a2e" style:text-align-source="fix" style:repeat-content="false"/>
      <style:paragraph-properties fo:text-align="center" fo:margin-left="0pt"/>
      <style:text-properties fo:color="#ffff38" fo:font-size="20pt" style:font-size-asian="20pt" style:font-size-complex="20pt"/>
    </style:style>
    <style:style style:name="ce20" style:family="table-cell" style:parent-style-name="Default" style:data-style-name="N82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 style:data-style-name="N37"/>
    <style:style style:name="ce21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Default"/>
        <table:table-row table:style-name="ro1">
          <table:table-cell table:style-name="ce9" office:value-type="string" calcext:value-type="string">
            <text:p>Target Date</text:p>
          </table:table-cell>
          <table:table-cell table:style-name="ce12" office:value-type="date" office:date-value="2019-11-01" calcext:value-type="date">
            <text:p>11/01/2019</text:p>
          </table:table-cell>
          <table:table-cell table:style-name="ce9" office:value-type="string" calcext:value-type="string">
            <text:p>Days Till Test</text:p>
          </table:table-cell>
          <table:table-cell table:style-name="ce16" table:formula="of:=DATEDIF(NOW(); [.B1]; &quot;d&quot;)" office:value-type="float" office:value="55" calcext:value-type="float">
            <text:p>55</text:p>
          </table:table-cell>
          <table:table-cell table:style-name="ce21"/>
        </table:table-row>
        <table:table-row table:style-name="ro2">
          <table:table-cell table:style-name="ce2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A Cloud Guru – DVA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Chapter</text:p>
          </table:table-cell>
          <table:table-cell table:style-name="ce5" office:value-type="string" calcext:value-type="string">
            <text:p>Length</text:p>
          </table:table-cell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AM</text:p>
          </table:table-cell>
          <table:table-cell office:value-type="time" office:time-value="PT00H40M00S" calcext:value-type="time">
            <text:p>00:40</text:p>
          </table:table-cell>
          <table:table-cell table:number-columns-repeated="2" table:style-name="ce20" office:value-type="date" office:date-value="2019-08-01" calcext:value-type="date">
            <text:p>08-01</text:p>
          </table:table-cell>
        </table:table-row>
        <table:table-row table:style-name="ro2">
          <table:table-cell/>
          <table:table-cell office:value-type="string" calcext:value-type="string">
            <text:p>EC2</text:p>
          </table:table-cell>
          <table:table-cell office:value-type="time" office:time-value="PT02H34M00S" calcext:value-type="time">
            <text:p>02:34</text:p>
          </table:table-cell>
          <table:table-cell table:style-name="ce20" office:value-type="date" office:date-value="2019-08-01" calcext:value-type="date">
            <text:p>08-01</text:p>
          </table:table-cell>
          <table:table-cell table:style-name="ce20" office:value-type="date" office:date-value="2019-08-10" calcext:value-type="date">
            <text:p>08-10</text:p>
          </table:table-cell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2H00M00S" calcext:value-type="time">
            <text:p>02:00</text:p>
          </table:table-cell>
          <table:table-cell table:style-name="ce20" office:value-type="date" office:date-value="2019-08-11" calcext:value-type="date">
            <text:p>08-11</text:p>
          </table:table-cell>
          <table:table-cell table:style-name="ce20" office:value-type="date" office:date-value="2019-08-19" calcext:value-type="date">
            <text:p>08-19</text:p>
          </table:table-cell>
        </table:table-row>
        <table:table-row table:style-name="ro2">
          <table:table-cell/>
          <table:table-cell office:value-type="string" calcext:value-type="string">
            <text:p>Serverless</text:p>
          </table:table-cell>
          <table:table-cell office:value-type="time" office:time-value="PT02H00M00S" calcext:value-type="time">
            <text:p>02:00</text:p>
          </table:table-cell>
          <table:table-cell table:style-name="ce20" office:value-type="date" office:date-value="2019-08-19" calcext:value-type="date">
            <text:p>08-19</text:p>
          </table:table-cell>
          <table:table-cell table:style-name="ce20" office:value-type="date" office:date-value="2019-08-27" calcext:value-type="date">
            <text:p>08-27</text:p>
          </table:table-cell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40M00S" calcext:value-type="time">
            <text:p>01:40</text:p>
          </table:table-cell>
          <table:table-cell table:style-name="ce20" office:value-type="date" office:date-value="2019-08-27" calcext:value-type="date">
            <text:p>08-27</text:p>
          </table:table-cell>
          <table:table-cell table:style-name="ce20" office:value-type="date" office:date-value="2019-08-28" calcext:value-type="date">
            <text:p>08-28</text:p>
          </table:table-cell>
        </table:table-row>
        <table:table-row table:style-name="ro2">
          <table:table-cell/>
          <table:table-cell office:value-type="string" calcext:value-type="string">
            <text:p>Encryption</text:p>
          </table:table-cell>
          <table:table-cell office:value-type="time" office:time-value="PT00H25M00S" calcext:value-type="time">
            <text:p>00:25</text:p>
          </table:table-cell>
          <table:table-cell table:number-columns-repeated="2" table:style-name="ce20" office:value-type="date" office:date-value="2019-08-10" calcext:value-type="date">
            <text:p>08-1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time" office:time-value="PT01H15M00S" calcext:value-type="time">
            <text:p>01:15</text:p>
          </table:table-cell>
          <table:table-cell table:style-name="ce20" office:value-type="date" office:date-value="2019-08-28" calcext:value-type="date">
            <text:p>08-28</text:p>
          </table:table-cell>
          <table:table-cell table:style-name="ce20" office:value-type="date" office:date-value="2019-08-29" calcext:value-type="date">
            <text:p>08-29</text:p>
          </table:table-cell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2H34M00S" calcext:value-type="time">
            <text:p>02:34</text:p>
          </table:table-cell>
          <table:table-cell table:style-name="ce20" office:value-type="date" office:date-value="2019-09-01" calcext:value-type="date">
            <text:p>09-01</text:p>
          </table:table-cell>
          <table:table-cell table:style-name="ce20" office:value-type="date" office:date-value="2019-09-07" calcext:value-type="date">
            <text:p>09-07</text:p>
          </table:table-cell>
        </table:table-row>
        <table:table-row table:style-name="ro2">
          <table:table-cell/>
          <table:table-cell office:value-type="string" calcext:value-type="string">
            <text:p>Advanced IAM</text:p>
          </table:table-cell>
          <table:table-cell office:value-type="time" office:time-value="PT00H45M00S" calcext:value-type="time">
            <text:p>00:45</text:p>
          </table:table-cell>
          <table:table-cell table:number-columns-repeated="2" table:style-name="ce20" office:value-type="date" office:date-value="2019-08-29" calcext:value-type="date">
            <text:p>08-29</text:p>
          </table:table-cell>
        </table:table-row>
        <table:table-row table:style-name="ro2">
          <table:table-cell/>
          <table:table-cell office:value-type="string" calcext:value-type="string">
            <text:p>Monitoring</text:p>
          </table:table-cell>
          <table:table-cell office:value-type="time" office:time-value="PT00H25M00S" calcext:value-type="time">
            <text:p>00:25</text:p>
          </table:table-cell>
          <table:table-cell table:number-columns-repeated="2" table:style-name="ce20" office:value-type="date" office:date-value="2019-08-29" calcext:value-type="date">
            <text:p>08-29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Whitepaper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Re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table:number-columns-repeated="2" table:style-name="ce18" office:value-type="date" office:date-value="2019-09-05" calcext:value-type="date">
            <text:p>09/05/19</text:p>
          </table:table-cell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table:style-name="ce18" office:value-type="date" office:date-value="2019-08-01" calcext:value-type="date">
            <text:p>08/01/19</text:p>
          </table:table-cell>
          <table:table-cell table:style-name="ce18" office:value-type="date" office:date-value="2019-08-19" calcext:value-type="date">
            <text:p>08/19/19</text:p>
          </table:table-cell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table:style-name="ce18" office:value-type="date" office:date-value="2019-08-22" calcext:value-type="date">
            <text:p>08/22/19</text:p>
          </table:table-cell>
          <table:table-cell table:style-name="ce18" office:value-type="date" office:date-value="2019-08-24" calcext:value-type="date">
            <text:p>08/24/19</text:p>
          </table:table-cell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number-columns-repeated="2" table:style-name="ce18" office:value-type="date" office:date-value="2019-08-31" calcext:value-type="date">
            <text:p>08/31/19</text:p>
          </table:table-cell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demy – DVA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ection</text:p>
          </table:table-cell>
          <table:table-cell table:style-name="ce5" office:value-type="string" calcext:value-type="string">
            <text:p>Length</text:p>
          </table:table-cell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7M00S" calcext:value-type="time">
            <text:p>00: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AM + EC2</text:p>
          </table:table-cell>
          <table:table-cell office:value-type="time" office:time-value="PT01H23M00S" calcext:value-type="time">
            <text:p>01: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LB + ASG+ EBS</text:p>
          </table:table-cell>
          <table:table-cell office:value-type="time" office:time-value="PT00H43M00S" calcext:value-type="time">
            <text:p>00: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ute 53 + RDS + ElastiCache + VPC</text:p>
          </table:table-cell>
          <table:table-cell office:value-type="time" office:time-value="PT00H49M00S" calcext:value-type="time">
            <text:p>00: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0H50M00S" calcext:value-type="time">
            <text:p>00: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I, SDK, IAM</text:p>
          </table:table-cell>
          <table:table-cell office:value-type="time" office:time-value="PT00H59M00S" calcext:value-type="time">
            <text:p>00:5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lastic Beanstalk</text:p>
          </table:table-cell>
          <table:table-cell office:value-type="time" office:time-value="PT00H56M00S" calcext:value-type="time">
            <text:p>00: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1H41M00S" calcext:value-type="time">
            <text:p>01:41</text:p>
          </table:table-cell>
          <table:table-cell table:number-columns-repeated="2"/>
        </table:table-row>
        <table:table-row table:style-name="ro2">
          <table:table-cell table:style-name="ce3"/>
          <table:table-cell office:value-type="string" calcext:value-type="string">
            <text:p>CloudFormation</text:p>
          </table:table-cell>
          <table:table-cell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nitoring &amp; Auditing</text:p>
          </table:table-cell>
          <table:table-cell office:value-type="time" office:time-value="PT00H58M00S" calcext:value-type="time">
            <text:p>00: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ssaging</text:p>
          </table:table-cell>
          <table:table-cell office:value-type="time" office:time-value="PT01H29M00S" calcext:value-type="time">
            <text:p>01: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mbda</text:p>
          </table:table-cell>
          <table:table-cell office:value-type="time" office:time-value="PT01H20M00S" calcext:value-type="time">
            <text:p>01: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19M00S" calcext:value-type="time">
            <text:p>01: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I Gateway</text:p>
          </table:table-cell>
          <table:table-cell office:value-type="time" office:time-value="PT00H53M00S" calcext:value-type="time">
            <text:p>00: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M – Serverless Application Model</text:p>
          </table:table-cell>
          <table:table-cell office:value-type="time" office:time-value="PT00H39M00S" calcext:value-type="time">
            <text:p>00: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CS, ECR, Fargate</text:p>
          </table:table-cell>
          <table:table-cell office:value-type="time" office:time-value="PT01H23M00S" calcext:value-type="time">
            <text:p>01: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curity and Encryption</text:p>
          </table:table-cell>
          <table:table-cell office:value-type="time" office:time-value="PT01H11M00S" calcext:value-type="time">
            <text:p>01: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ther services</text:p>
          </table:table-cell>
          <table:table-cell office:value-type="time" office:time-value="PT00H19M00S" calcext:value-type="time">
            <text:p>00: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12:23:12.192443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50:02.781313380</meta:creation-date>
    <meta:generator>LibreOffice/6.2.6.2$Linux_X86_64 LibreOffice_project/20$Build-2</meta:generator>
    <dc:date>2019-09-07T12:29:55.227977792</dc:date>
    <meta:editing-duration>PT11H17M40S</meta:editing-duration>
    <meta:editing-cycles>16</meta:editing-cycles>
    <meta:document-statistic meta:table-count="1" meta:cell-count="110" meta:object-count="0"/>
  </office:meta>
</office:document-meta>
</file>